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A3000002421AE7842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2" svg:font-family="'DejaVu Sans'" style:font-family-generic="modern"/>
    <style:font-face style:name="DejaVu Sans Mono" svg:font-family="'DejaVu Sans Mono'" style:font-family-generic="modern"/>
    <style:font-face style:name="DejaVu Sans" svg:font-family="'DejaVu Sans'" style:font-family-generic="swiss"/>
    <style:font-face style:name="AR PL KaitiM GB1" svg:font-family="'AR PL KaitiM GB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663cm" fo:margin-left="1.434cm" table:align="left" style:writing-mode="lr-tb"/>
    </style:style>
    <style:style style:name="Table1.A" style:family="table-column">
      <style:table-column-properties style:column-width="7.061cm"/>
    </style:style>
    <style:style style:name="Table1.B" style:family="table-column">
      <style:table-column-properties style:column-width="6.6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="0.097cm" fo:border="1pt solid #000000" style:writing-mode="lr-tb"/>
    </style:style>
    <style:style style:name="Table2" style:family="table">
      <style:table-properties style:width="13.808cm" fo:margin-left="1.45cm" table:align="left" style:writing-mode="lr-tb"/>
    </style:style>
    <style:style style:name="Table2.A" style:family="table-column">
      <style:table-column-properties style:column-width="3.159cm"/>
    </style:style>
    <style:style style:name="Table2.B" style:family="table-column">
      <style:table-column-properties style:column-width="5.043cm"/>
    </style:style>
    <style:style style:name="Table2.C" style:family="table-column">
      <style:table-column-properties style:column-width="3.406cm"/>
    </style:style>
    <style:style style:name="Table2.D" style:family="table-column">
      <style:table-column-properties style:column-width="2.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top" fo:padding="0.097cm" fo:border="1pt solid #000000" style:writing-mode="lr-tb"/>
    </style:style>
    <style:style style:name="Table2.A2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2.B2" style:family="table-cell">
      <style:table-cell-properties style:vertical-align="top" fo:padding="0.097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line-height="100%"/>
      <style:text-properties fo:font-size="10pt" fo:language="en" fo:country="GB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font-size="10pt" fo:language="en" fo:country="GB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00%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GB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7" style:family="paragraph" style:parent-style-name="WW-Table_20_Contents1">
      <style:paragraph-properties fo:margin-top="0cm" fo:margin-bottom="0.212cm" style:contextual-spacing="false" fo:line-height="100%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 style:font-style-complex="normal" style:font-weight-complex="normal"/>
    </style:style>
    <style:style style:name="P8" style:family="paragraph" style:parent-style-name="WW-Table_20_Contents1">
      <style:paragraph-properties fo:margin-top="0cm" fo:margin-bottom="0.212cm" style:contextual-spacing="false" fo:line-height="100%" fo:text-align="end" style:justify-single-word="false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 style:font-style-complex="normal" style:font-weight-complex="normal"/>
    </style:style>
    <style:style style:name="P9" style:family="paragraph" style:parent-style-name="WW-Table_20_Contents1">
      <style:paragraph-properties fo:margin-top="0cm" fo:margin-bottom="0.212cm" style:contextual-spacing="false" fo:line-height="100%" fo:text-align="center" style:justify-single-word="false" style:snap-to-layout-grid="false"/>
      <style:text-properties fo:font-size="10pt" fo:language="en" fo:country="GB" officeooo:rsid="000fe4fa" officeooo:paragraph-rsid="000fe4fa" style:font-size-asian="10pt" style:language-asian="zxx" style:country-asian="none" style:font-size-complex="10pt" style:language-complex="zxx" style:country-complex="none" style:font-style-complex="normal" style:font-weight-complex="normal"/>
    </style:style>
    <style:style style:name="P10" style:family="paragraph" style:parent-style-name="WW-Table_20_Heading1">
      <style:paragraph-properties fo:margin-top="0cm" fo:margin-bottom="0.212cm" style:contextual-spacing="false" fo:line-height="100%" fo:text-align="center" style:justify-single-word="false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 style:font-style-complex="normal" style:font-weight-complex="normal"/>
    </style:style>
    <style:style style:name="P11" style:family="paragraph" style:parent-style-name="WW-Table_20_Heading1">
      <style:paragraph-properties fo:margin-top="0cm" fo:margin-bottom="0.212cm" style:contextual-spacing="false" fo:line-height="100%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 style:font-style-complex="normal" style:font-weight-complex="normal"/>
    </style:style>
    <style:style style:name="P12" style:family="paragraph" style:parent-style-name="List_20_Paragraph">
      <style:text-properties style:font-name="Trebuchet MS" fo:font-size="10pt" fo:language="en" fo:country="GB" fo:font-weight="normal" style:font-size-asian="10pt" style:language-asian="zxx" style:country-asian="none" style:font-weight-asian="normal" style:font-name-complex="Courier" style:font-size-complex="10pt" style:language-complex="zxx" style:country-complex="none" style:font-weight-complex="normal"/>
    </style:style>
    <style:style style:name="P13" style:family="paragraph" style:parent-style-name="List_20_Paragraph">
      <style:text-properties style:font-name="Trebuchet MS" fo:font-size="10pt" style:font-size-asian="10pt" style:font-size-complex="10pt" style:font-weight-complex="bold"/>
    </style:style>
    <style:style style:name="P14" style:family="paragraph" style:parent-style-name="Table_20_Contents">
      <style:paragraph-properties fo:line-height="100%" style:snap-to-layout-grid="false"/>
      <style:text-properties fo:font-size="10pt" fo:language="en" fo:country="GB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Courier New" fo:font-size="10pt" fo:language="en" fo:country="GB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0pt" fo:language="en" fo:country="GB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left="0.049cm" fo:margin-right="0cm" fo:line-height="100%" fo:text-align="justify" style:justify-single-word="false" fo:text-indent="0cm" style:auto-text-indent="false"/>
      <style:text-properties fo:font-size="10pt" fo:language="en" fo:country="GB" style:text-underline-style="solid" style:text-underline-width="auto" style:text-underline-color="font-colo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WW8Num2">
      <style:paragraph-properties fo:line-height="100%"/>
      <style:text-properties fo:font-size="10pt" fo:language="en" fo:country="GB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paragraph-rsid="00111301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paragraph-rsid="0011d888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paragraph-rsid="00122de7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paragraph-rsid="00139777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paragraph-rsid="00149c8d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paragraph-rsid="0015ff39" style:font-size-asian="10pt" style:font-size-complex="10pt"/>
    </style:style>
    <style:style style:name="P26" style:family="paragraph" style:parent-style-name="Standard" style:list-style-name="L7">
      <style:text-properties officeooo:paragraph-rsid="00169d96"/>
    </style:style>
    <style:style style:name="P27" style:family="paragraph" style:parent-style-name="Standard" style:list-style-name="L7">
      <style:text-properties officeooo:paragraph-rsid="0019a668"/>
    </style:style>
    <style:style style:name="P28" style:family="paragraph" style:parent-style-name="Standard" style:list-style-name="L7">
      <style:text-properties style:font-name="Trebuchet MS" fo:font-size="10pt" style:font-size-asian="10pt" style:font-size-complex="10pt"/>
    </style:style>
    <style:style style:name="P29" style:family="paragraph" style:parent-style-name="Standard" style:list-style-name="L8">
      <style:text-properties style:font-name="Trebuchet MS" fo:font-size="10pt" style:font-size-asian="10pt" style:font-size-complex="10pt"/>
    </style:style>
    <style:style style:name="P30" style:family="paragraph" style:parent-style-name="Standard" style:list-style-name="L8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officeooo:paragraph-rsid="0011d888"/>
    </style:style>
    <style:style style:name="P32" style:family="paragraph" style:parent-style-name="Standard">
      <style:text-properties officeooo:paragraph-rsid="00122de7"/>
    </style:style>
    <style:style style:name="P33" style:family="paragraph" style:parent-style-name="Standard">
      <style:text-properties officeooo:paragraph-rsid="00139777"/>
    </style:style>
    <style:style style:name="P34" style:family="paragraph" style:parent-style-name="Standard">
      <style:text-properties officeooo:paragraph-rsid="00149c8d"/>
    </style:style>
    <style:style style:name="P35" style:family="paragraph" style:parent-style-name="Standard">
      <style:text-properties officeooo:paragraph-rsid="0017be62"/>
    </style:style>
    <style:style style:name="P36" style:family="paragraph" style:parent-style-name="Standard" style:list-style-name="WW8Num2">
      <style:paragraph-properties fo:margin-left="0.499cm" fo:margin-right="0cm" fo:line-height="100%" fo:text-indent="-0.499cm" style:auto-text-indent="false"/>
      <style:text-properties fo:font-size="10pt" fo:language="en" fo:country="GB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officeooo:paragraph-rsid="0015ff39"/>
    </style:style>
    <style:style style:name="P38" style:family="paragraph" style:parent-style-name="Standard">
      <style:paragraph-properties fo:line-height="100%" fo:padding-left="0cm" fo:padding-right="0cm" fo:padding-top="0cm" fo:padding-bottom="0.035cm" fo:border-left="none" fo:border-right="none" fo:border-top="none" fo:border-bottom="0.74pt solid #00000a"/>
      <style:text-properties fo:font-size="10pt" officeooo:paragraph-rsid="0015ff39" style:font-size-asian="10pt" style:font-size-complex="10pt"/>
    </style:style>
    <style:style style:name="P39" style:family="paragraph" style:parent-style-name="Standard">
      <style:paragraph-properties fo:line-height="100%" fo:padding-left="0cm" fo:padding-right="0cm" fo:padding-top="0cm" fo:padding-bottom="0.035cm" fo:border-left="none" fo:border-right="none" fo:border-top="none" fo:border-bottom="0.74pt solid #00000a"/>
      <style:text-properties fo:font-size="10pt" officeooo:paragraph-rsid="00164422" style:font-size-asian="10pt" style:font-size-complex="10pt"/>
    </style:style>
    <style:style style:name="P4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officeooo:paragraph-rsid="00164422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font-size="8pt" officeooo:paragraph-rsid="00164422" style:font-size-asian="8pt" style:font-size-complex="8pt"/>
    </style:style>
    <style:style style:name="P42" style:family="paragraph" style:parent-style-name="Heading_20_2">
      <style:paragraph-properties fo:line-height="100%" fo:text-align="center" style:justify-single-word="false"/>
      <style:text-properties fo:font-size="10pt" fo:language="en" fo:country="GB" style:font-size-asian="10pt" style:language-asian="zxx" style:country-asian="none" style:font-size-complex="10pt" style:language-complex="zxx" style:country-complex="none"/>
    </style:style>
    <style:style style:name="P43" style:family="paragraph" style:parent-style-name="Heading_20_2">
      <style:paragraph-properties fo:line-height="100%" fo:text-align="center" style:justify-single-word="false"/>
      <style:text-properties fo:font-size="10pt" officeooo:paragraph-rsid="0015ff39" style:font-size-asian="10pt" style:font-size-complex="10pt"/>
    </style:style>
    <style:style style:name="P44" style:family="paragraph" style:parent-style-name="Heading_20_1">
      <style:paragraph-properties fo:line-height="100%" fo:text-align="center" style:justify-single-word="false"/>
      <style:text-properties fo:font-size="10pt" style:font-size-asian="10pt" style:font-size-complex="10pt"/>
    </style:style>
    <style:style style:name="P45" style:family="paragraph" style:parent-style-name="Heading_20_1" style:master-page-name="Standard">
      <style:paragraph-properties fo:margin-top="0.423cm" fo:margin-bottom="0.212cm" style:contextual-spacing="false" fo:line-height="100%" fo:text-align="center" style:justify-single-word="false" style:page-number="auto"/>
      <style:text-properties fo:font-size="10pt" style:font-size-asian="10pt" style:font-size-complex="10pt"/>
    </style:style>
    <style:style style:name="P46" style:family="paragraph" style:parent-style-name="List_20_Paragraph" style:list-style-name="L7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47" style:family="paragraph" style:parent-style-name="List_20_Paragraph" style:list-style-name="L7">
      <style:text-properties style:font-name="Trebuchet MS" fo:font-size="10pt" fo:font-weight="normal" officeooo:paragraph-rsid="0015ff39" style:font-size-asian="10pt" style:font-weight-asian="normal" style:font-size-complex="10pt" style:font-weight-complex="normal"/>
    </style:style>
    <style:style style:name="P48" style:family="paragraph" style:parent-style-name="List_20_Paragraph" style:list-style-name="L7">
      <style:text-properties style:font-name="Trebuchet MS" fo:font-size="10pt" fo:language="en" fo:country="GB" fo:font-weight="normal" style:font-size-asian="10pt" style:language-asian="zxx" style:country-asian="none" style:font-weight-asian="normal" style:font-name-complex="Courier" style:font-size-complex="10pt" style:language-complex="zxx" style:country-complex="none" style:font-weight-complex="normal"/>
    </style:style>
    <style:style style:name="P49" style:family="paragraph" style:parent-style-name="List_20_Paragraph" style:list-style-name="L7">
      <style:text-properties style:font-name="Trebuchet MS" fo:font-size="10pt" fo:language="en" fo:country="GB" fo:font-weight="normal" style:font-size-asian="10pt" style:language-asian="zxx" style:country-asian="none" style:font-weight-asian="normal" style:font-name-complex="Courier" style:font-size-complex="10pt" style:language-complex="zxx" style:country-complex="none" style:font-weight-complex="bold"/>
    </style:style>
    <style:style style:name="P50" style:family="paragraph" style:parent-style-name="List_20_Paragraph" style:list-style-name="L7">
      <style:text-properties style:font-name="Trebuchet MS" fo:font-size="10pt" style:font-size-asian="10pt" style:font-size-complex="10pt" style:font-weight-complex="bold"/>
    </style:style>
    <style:style style:name="P51" style:family="paragraph" style:parent-style-name="List_20_Paragraph" style:list-style-name="L7">
      <style:text-properties style:font-name="Trebuchet MS" fo:font-size="10pt" style:font-size-asian="10pt" style:font-size-complex="10pt"/>
    </style:style>
    <style:style style:name="P52" style:family="paragraph" style:parent-style-name="List_20_Paragraph" style:list-style-name="L7">
      <style:text-properties fo:font-size="10pt" style:font-size-asian="10pt" style:font-size-complex="10pt"/>
    </style:style>
    <style:style style:name="P53" style:family="paragraph" style:parent-style-name="List_20_Paragraph" style:list-style-name="WWNum1">
      <style:text-properties fo:font-size="10pt" officeooo:paragraph-rsid="00111301" style:font-size-asian="10pt" style:font-size-complex="10pt"/>
    </style:style>
    <style:style style:name="P54" style:family="paragraph" style:parent-style-name="List_20_Paragraph" style:list-style-name="WWNum1">
      <style:text-properties officeooo:paragraph-rsid="00111301"/>
    </style:style>
    <style:style style:name="P55" style:family="paragraph" style:parent-style-name="List_20_Paragraph" style:list-style-name="WWNum1">
      <style:text-properties officeooo:rsid="00111301" officeooo:paragraph-rsid="00111301"/>
    </style:style>
    <style:style style:name="P56" style:family="paragraph" style:parent-style-name="List_20_Paragraph" style:list-style-name="L7">
      <style:paragraph-properties fo:margin-left="0cm" fo:margin-right="0cm" fo:text-indent="0cm" style:auto-text-indent="false"/>
      <style:text-properties style:font-name="Trebuchet MS" fo:font-size="10pt" fo:font-weight="normal" officeooo:paragraph-rsid="0015ff39" style:font-size-asian="10pt" style:font-weight-asian="normal" style:font-size-complex="10pt" style:font-weight-complex="normal"/>
    </style:style>
    <style:style style:name="P57" style:family="paragraph">
      <style:paragraph-properties fo:text-align="start" style:text-autospace="ideograph-alpha" style:punctuation-wrap="hanging" style:line-break="strict" style:writing-mode="lr-tb"/>
    </style:style>
    <style:style style:name="P58" style:family="paragraph">
      <style:paragraph-properties fo:line-height="200%" fo:text-align="start" style:text-autospace="ideograph-alpha" style:punctuation-wrap="hanging" style:line-break="strict" style:writing-mode="lr-tb"/>
    </style:style>
    <style:style style:name="T1" style:family="text">
      <style:text-properties style:font-name="DejaVu Sans" style:font-name-asian="DejaVu Sans1" style:font-name-complex="DejaVu Sans"/>
    </style:style>
    <style:style style:name="T2" style:family="text">
      <style:text-properties style:font-name-asian="DejaVu Sans1" style:font-name-complex="DejaVu Sans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888" style:font-weight-asian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style:font-name="Trebuchet MS" style:text-underline-style="none" fo:background-color="#ffffff" loext:char-shading-value="0" style:font-name-complex="Tahoma"/>
    </style:style>
    <style:style style:name="T9" style:family="text">
      <style:text-properties fo:color="#000000" style:font-name="Trebuchet MS" style:text-underline-style="none" officeooo:rsid="000fe4fa" fo:background-color="#ffffff" loext:char-shading-value="0" style:font-name-complex="Tahoma"/>
    </style:style>
    <style:style style:name="T10" style:family="text">
      <style:text-properties fo:color="#000000" style:font-name="Arial" fo:font-size="8pt" fo:background-color="#ffffff" loext:char-shading-value="0" style:font-size-asian="8pt" style:font-name-complex="Arial1" style:font-size-complex="8pt"/>
    </style:style>
    <style:style style:name="T11" style:family="text">
      <style:text-properties fo:color="#000000" style:font-name="Arial" fo:font-size="8pt" fo:font-weight="bold" fo:background-color="#ffffff" loext:char-shading-value="0" style:font-size-asian="8pt" style:font-weight-asian="bold" style:font-name-complex="Arial1" style:font-size-complex="8pt"/>
    </style:style>
    <style:style style:name="T12" style:family="text">
      <style:text-properties fo:color="#000000" style:font-name="Arial" fo:font-size="8pt" fo:font-weight="normal" fo:background-color="#ffffff" loext:char-shading-value="0" style:font-size-asian="8pt" style:font-weight-asian="normal" style:font-name-complex="Arial1" style:font-size-complex="8pt" style:font-weight-complex="normal"/>
    </style:style>
    <style:style style:name="T13" style:family="text">
      <style:text-properties style:font-name="Trebuchet MS"/>
    </style:style>
    <style:style style:name="T14" style:family="text">
      <style:text-properties style:font-name="Trebuchet MS" fo:font-weight="normal" style:font-weight-asian="normal" style:font-weight-complex="normal"/>
    </style:style>
    <style:style style:name="T15" style:family="text">
      <style:text-properties style:font-name="Trebuchet MS" fo:font-size="10pt" style:font-size-asian="10pt" style:font-size-complex="10pt"/>
    </style:style>
    <style:style style:name="T16" style:family="text">
      <style:text-properties style:font-name="Trebuchet MS" fo:font-size="10pt" officeooo:rsid="0019a668" style:font-size-asian="10pt" style:font-size-complex="10pt"/>
    </style:style>
    <style:style style:name="T17" style:family="text">
      <style:text-properties officeooo:rsid="000fe4fa"/>
    </style:style>
    <style:style style:name="T18" style:family="text">
      <style:text-properties officeooo:rsid="0011d888"/>
    </style:style>
    <style:style style:name="T19" style:family="text">
      <style:text-properties officeooo:rsid="0015ff39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officeooo:rsid="00169d96"/>
    </style:style>
    <style:style style:name="T22" style:family="text">
      <style:text-properties officeooo:rsid="0019a668"/>
    </style:style>
    <style:style style:name="T23" style:family="text">
      <style:text-properties officeooo:rsid="001a4598"/>
    </style:style>
    <style:style style:name="T24" style:family="text">
      <style:text-properties style:use-window-font-color="true" style:font-name="Times New Roman" fo:font-size="10pt" fo:language="en" fo:country="IN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/>
    </style:style>
    <style:style style:name="T25" style:family="text">
      <style:text-properties style:use-window-font-color="true" style:font-name="Times New Roman" fo:font-size="14pt" fo:language="en" fo:country="IN" fo:font-style="italic" style:text-underline-style="solid" style:text-underline-width="auto" style:text-underline-color="font-color" fo:font-weight="bold" style:letter-kerning="true" style:font-name-asian="DejaVu Sans1" style:font-size-asian="14pt" style:language-asian="zxx" style:country-asian="none" style:font-style-asian="italic" style:font-weight-asian="bold" style:font-name-complex="DejaVu Sans1" style:font-size-complex="14pt" style:language-complex="zxx" style:country-complex="none" style:font-style-complex="italic" style:font-weight-complex="bold"/>
    </style:style>
    <style:style style:name="T26" style:family="text">
      <style:text-properties style:use-window-font-color="true" style:font-name="Liberation Serif1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draw:stroke-linejoin="round" draw:fill="none" draw:fill-color="#ffffff" draw:textarea-horizontal-align="justify" draw:textarea-vertical-align="middle" draw:auto-grow-height="false" draw:auto-grow-width="false" fo:padding-top="0.023cm" fo:padding-bottom="0.023cm" fo:padding-left="0.023cm" fo:padding-right="0.023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Emertxe Information Technologies (P) Ltd.</text:h>
      <text:h text:style-name="P44" text:outline-level="1">Evaluation Question Paper</text:h>
      <text:h text:style-name="P44" text:outline-level="1">Subject: <text:span text:style-name="T8">Java </text:span><text:span text:style-name="T9">Servlet JSP -</text:span><text:span text:style-name="T8">I</text:span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4">Duration: </text:span><text:span text:style-name="T6">3 hours</text:span></text:p>
          </table:table-cell>
          <table:table-cell table:style-name="Table1.B1" office:value-type="string">
            <text:p text:style-name="P4"><text:span text:style-name="T7">Max. Marks: </text:span><text:span text:style-name="T6">100</text:span></text:p>
          </table:table-cell>
        </table:table-row>
      </table:table>
      <text:p text:style-name="P6"/>
      <text:p text:style-name="P2"><draw:frame text:anchor-type="char" draw:z-index="0" draw:style-name="gr1" draw:text-style-name="P57" svg:width="13.664cm" svg:height="4.377cm" svg:x="1.489cm" svg:y="0.168cm"><draw:text-box><text:p text:style-name="P57"><text:span text:style-name="T24">To be filled by candidate <text:s text:c="82"/></text:span></text:p><text:p text:style-name="P58"><text:span text:style-name="T25">Name: <text:s text:c="50"/></text:span></text:p><text:p text:style-name="P58"><text:span text:style-name="T25">Login ID: <text:s text:c="50"/></text:span></text:p><text:p text:style-name="P58"><text:span text:style-name="T25">Date: <text:s text:c="52"/></text:span></text:p><text:p text:style-name="P57"><text:span text:style-name="T2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o be filled by Emertxe</text:p>
      <text:p text:style-name="P5">Score Chart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1">S No</text:p>
            </table:table-cell>
            <table:table-cell table:style-name="Table2.A1" office:value-type="string">
              <text:p text:style-name="P10">Topic</text:p>
            </table:table-cell>
            <table:table-cell table:style-name="Table2.A1" office:value-type="string">
              <text:p text:style-name="P11">MM</text:p>
            </table:table-cell>
            <table:table-cell table:style-name="Table2.D1" office:value-type="string">
              <text:p text:style-name="P11">SM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7">Section A - Multiple choice (1<text:span text:style-name="T17">0</text:span>)</text:p>
          </table:table-cell>
          <table:table-cell table:style-name="Table2.B2" office:value-type="string">
            <text:p text:style-name="P9">10</text:p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7">Section B – Subjective (<text:span text:style-name="T17">8</text:span>)</text:p>
          </table:table-cell>
          <table:table-cell table:style-name="Table2.B2" office:value-type="string">
            <text:p text:style-name="P9"><text:span text:style-name="T23">5</text:span>0</text:p>
          </table:table-cell>
          <table:table-cell table:style-name="Table2.D2" office:value-type="string">
            <text:p text:style-name="P7"/>
          </table:table-cell>
        </table:table-row>
      </table:table>
      <text:p text:style-name="P6"/>
      <text:p text:style-name="P17"><text:s text:c="2"/>Points to Note:</text:p>
      <text:p text:style-name="P2"/>
      <text:list xml:id="list4954865465653508519" text:style-name="WW8Num2">
        <text:list-item>
          <text:p text:style-name="P18"><text:s/>Answer in the question paper itself for multiple choice and questions for which space is given. Otherwise use extra sheets and clearly mark the question numbers.</text:p>
        </text:list-item>
        <text:list-item>
          <text:p text:style-name="P18">For Multiple choice circle the correct answer or tick on the left side of the answer</text:p>
        </text:list-item>
        <text:list-item>
          <text:p text:style-name="P36">Plan your time well so as to attempt all questions.</text:p>
        </text:list-item>
        <text:list-item>
          <text:p text:style-name="P36">Keep the answer sheets neat. Use rough sheets for workout.</text:p>
        </text:list-item>
        <text:list-item>
          <text:p text:style-name="P36">There is no negative marking. No question is optional.</text:p>
        </text:list-item>
        <text:list-item>
          <text:p text:style-name="P36">Staple the sheets together in order</text:p>
        </text:list-item>
      </text:list>
      <text:p text:style-name="P2"/>
      <text:p text:style-name="P2">Good luck!!</text:p>
      <text:h text:style-name="P42" text:outline-level="2"/>
      <text:h text:style-name="P42" text:outline-level="2"/>
      <text:h text:style-name="P42" text:outline-level="2">Section A (1<text:span text:style-name="T17">0</text:span> Questions. <text:span text:style-name="T17">1 </text:span>marks each)</text:h>
      <text:p text:style-name="P16"/>
      <text:p text:style-name="P20"><text:tab/>1.<text:span text:style-name="T3">The include() method of RequestDispatcher:</text:span></text:p>
      <text:p text:style-name="P20"><text:soft-page-break/></text:p>
      <text:list xml:id="list5030925307680132094" text:style-name="WWNum1">
        <text:list-item>
          <text:p text:style-name="P54"><text:span text:style-name="T10">sends a request to another resource like servlet, jsp or html</text:span></text:p>
        </text:list-item>
        <text:list-item>
          <text:p text:style-name="P54"><text:span text:style-name="T10">includes resource of file like servlet, jsp or html</text:span></text:p>
        </text:list-item>
        <text:list-item>
          <text:p text:style-name="P54"><text:span text:style-name="T10">appends the request and response objects to the current servlet</text:span></text:p>
        </text:list-item>
        <text:list-item>
          <text:p text:style-name="P55"><text:span text:style-name="T10">None of the above</text:span></text:p>
          <text:p text:style-name="P53"/>
        </text:list-item>
      </text:list>
      <text:p text:style-name="P6"><text:s/></text:p>
      <text:p text:style-name="P21"><text:tab/><text:span text:style-name="T18">2. </text:span><text:span text:style-name="T5">A deployment descriptor describes:</text:span></text:p>
      <text:p text:style-name="P35"><text:tab/></text:p>
      <text:p text:style-name="P35"><text:span text:style-name="T20"><text:tab/>A.</text:span><text:span text:style-name="T10">web component response settings</text:span></text:p>
      <text:p text:style-name="P31"><text:tab/><text:span text:style-name="T20">B.</text:span><text:span text:style-name="T10"> web component settings</text:span></text:p>
      <text:p text:style-name="P31"><text:span text:style-name="T10"><text:tab/>C. web component request objects</text:span></text:p>
      <text:p text:style-name="P21"><text:span text:style-name="T10"><text:tab/>D.All of the above</text:span></text:p>
      <text:p text:style-name="P21"><text:span text:style-name="T10"><text:tab/></text:span></text:p>
      <text:p text:style-name="P22"><text:span text:style-name="T10"><text:tab/></text:span><text:span text:style-name="T11">3.What is the difference between Servlet and Applet:</text:span></text:p>
      <text:p text:style-name="P32"><text:span text:style-name="T10"><text:tab/></text:span></text:p>
      <text:p text:style-name="P32"><text:span text:style-name="T10"><text:tab/>1.Servlet executes on server whereas, Applet executes on browser.</text:span></text:p>
      <text:p text:style-name="P32"><text:span text:style-name="T10"><text:tab/>2.Servlets have no GUI where as Applet has GUI</text:span></text:p>
      <text:p text:style-name="P32"><text:span text:style-name="T10"><text:tab/>3.Servlet creates static web pages where as applet creates create dynamic web pages.</text:span></text:p>
      <text:p text:style-name="P32"><text:span text:style-name="T10"><text:tab/>4.Servlet can handle only a single request, where as Applet can handle multiple request.</text:span></text:p>
      <text:p text:style-name="P32"><text:span text:style-name="T10"><text:tab/></text:span></text:p>
      <text:p text:style-name="P32"><text:span text:style-name="T10"><text:tab/>A. 1,2,3 are correct</text:span></text:p>
      <text:p text:style-name="P32"><text:span text:style-name="T10"><text:tab/>B.1,2 are correct</text:span></text:p>
      <text:p text:style-name="P32"><text:span text:style-name="T10"><text:tab/>C.1,3 are correct</text:span></text:p>
      <text:p text:style-name="P22"><text:span text:style-name="T10"><text:tab/>D.1,2,3,4 are correct</text:span></text:p>
      <text:p text:style-name="P6"><text:s/></text:p>
      <text:p text:style-name="P23"><text:tab/><text:span text:style-name="T11">4.Servlet maintain session in:</text:span></text:p>
      <text:p text:style-name="P33"><text:span text:style-name="T10"><text:tab/></text:span></text:p>
      <text:p text:style-name="P33"><text:span text:style-name="T10"><text:tab/>A.Servlet container</text:span></text:p>
      <text:p text:style-name="P33"><text:span text:style-name="T10"><text:tab/>B.Servlet context</text:span></text:p>
      <text:p text:style-name="P33"><text:span text:style-name="T10"><text:tab/>C.Servlet request heap</text:span></text:p>
      <text:p text:style-name="P23"><text:span text:style-name="T10"><text:tab/>D.Servlet response heap</text:span></text:p>
      <text:p text:style-name="P23"/>
      <text:p text:style-name="P24"><text:span text:style-name="T10"><text:tab/></text:span><text:span text:style-name="T11">5.The life cycle of servlet is managed by:</text:span></text:p>
      <text:p text:style-name="P34"><text:span text:style-name="T10"><text:tab/></text:span></text:p>
      <text:p text:style-name="P34"><text:span text:style-name="T10"><text:tab/>A.Servlet context</text:span></text:p>
      <text:p text:style-name="P34"><text:span text:style-name="T10"><text:tab/>B.Servlet container</text:span></text:p>
      <text:p text:style-name="P34"><text:span text:style-name="T10"><text:tab/>C.the supporting protocol(http or https)</text:span></text:p>
      <text:p text:style-name="P24"><text:span text:style-name="T10"><text:tab/>D.All of the above</text:span></text:p>
      <text:p text:style-name="P24"/>
      <text:p text:style-name="P25"><text:span text:style-name="T10"><text:tab/></text:span><text:span text:style-name="T11">6. The major difference between Servlet and CGI:</text:span></text:p>
      <text:p text:style-name="P37"><text:tab/></text:p>
      <text:p text:style-name="P37"><text:span text:style-name="T20"><text:tab/>A.</text:span><text:span text:style-name="T10"> Servlets are thread based and CGI is process based</text:span></text:p>
      <text:p text:style-name="P37"><text:span text:style-name="T10"><text:tab/>B. Servlets executes slower compared to CGI</text:span></text:p>
      <text:p text:style-name="P37"><text:span text:style-name="T10"><text:s text:c="16"/>C. Servlet has no platform specific API, where as CGI has</text:span></text:p>
      <text:p text:style-name="P38"><text:span text:style-name="T11"><text:s text:c="16"/>D.All of the above</text:span></text:p>
      <text:p text:style-name="P38"/>
      <text:p text:style-name="P38"><text:span text:style-name="T11"><text:tab/>7. The method forward(request, response) will:</text:span></text:p>
      <text:p text:style-name="P37"><text:span text:style-name="T10"><text:tab/></text:span></text:p>
      <text:p text:style-name="P37"><text:span text:style-name="T10"><text:tab/>A. return back to the same method from where the forward was invoked</text:span></text:p>
      <text:p text:style-name="P37"><text:span text:style-name="T10"><text:tab/>B. not return back to the same method from where the forward was invoked and the web pages navigation continues</text:span></text:p>
      <text:p text:style-name="P37"><text:span text:style-name="T10"><text:tab/>C. Both A and B are correct</text:span></text:p>
      <text:p text:style-name="P38"><text:span text:style-name="T11"><text:tab/></text:span><text:span text:style-name="T12">D. None of the above</text:span></text:p>
      <text:p text:style-name="P38"><text:tab/></text:p>
      <text:p text:style-name="P38"><text:tab/><text:span text:style-name="T11">8.Which method is used to specify before any lines that uses PrintWriter:</text:span></text:p>
      <text:p text:style-name="P37"><text:span text:style-name="T10"><text:tab/></text:span></text:p>
      <text:p text:style-name="P37"><text:span text:style-name="T10"><text:tab/>A. setPageType()</text:span></text:p>
      <text:p text:style-name="P37"><text:span text:style-name="T10"><text:tab/>B. setContextType()</text:span></text:p>
      <text:p text:style-name="P37"><text:span text:style-name="T10"><text:tab/>C. setContentType()</text:span></text:p>
      <text:p text:style-name="P38"><text:span text:style-name="T10"><text:tab/>D. setResponseType()</text:span></text:p>
      <text:p text:style-name="P38"/>
      <text:p text:style-name="P39"><text:tab/><text:span text:style-name="T3">9.The value of &lt;servlet-name&gt; and &lt;servlet-class&gt; in web.xml</text:span></text:p>
      <text:p text:style-name="P40"><text:tab/></text:p>
      <text:p text:style-name="P40"><text:soft-page-break/><text:tab/><text:span text:style-name="T20">A.must be same</text:span></text:p>
      <text:p text:style-name="P41"><text:tab/>B.must not be same</text:p>
      <text:p text:style-name="P41"><text:tab/>C.may be same</text:p>
      <text:p text:style-name="P39"><text:span text:style-name="T20"><text:tab/>D.non of the above</text:span><text:tab/></text:p>
      <text:p text:style-name="P38"/>
      <text:p text:style-name="P39"><text:span text:style-name="T10"><text:tab/></text:span><text:span text:style-name="T11">10.The init parameter name and value pairs that are defined in web.xml are handled by:</text:span></text:p>
      <text:p text:style-name="P40"><text:tab/></text:p>
      <text:p text:style-name="P40"><text:tab/><text:span text:style-name="T20">A.ServletConfig object</text:span></text:p>
      <text:p text:style-name="P41"><text:tab/>B.ServletContext object</text:p>
      <text:p text:style-name="P41"><text:tab/>C.ServletRequest object</text:p>
      <text:p text:style-name="P39"><text:span text:style-name="T10"><text:tab/>D.ServletResponse object</text:span></text:p>
      <text:p text:style-name="P38"><text:span text:style-name="T11"/></text:p>
      <text:h text:style-name="P43" text:outline-level="2"><text:span text:style-name="T19">S</text:span>ection B (1<text:span text:style-name="T22">0</text:span> Questions. 5 marks each)</text:h>
      <text:p text:style-name="P15"/>
      <text:list xml:id="list9171278304067279572" text:style-name="L7">
        <text:list-header>
          <text:p text:style-name="P26"><text:span text:style-name="T21">11.</text:span>Explain Servlet life cycle?</text:p>
          <text:p text:style-name="P26"><text:span text:style-name="T21">12.</text:span>Explain JSP life cycle?</text:p>
          <text:p text:style-name="P26"><text:span text:style-name="T21">13.</text:span>Write about all JSP tags?</text:p>
          <text:p text:style-name="P26"><text:span text:style-name="T21">14.</text:span>What is the work of web container?</text:p>
          <text:p text:style-name="P26"><text:span text:style-name="T21">15.</text:span>Explain the difference between ServletConfig and ServletContext?</text:p>
          <text:p text:style-name="P26"><text:span text:style-name="T21">16.</text:span>Explain the HTML form tag with an example?</text:p>
          <text:p text:style-name="P26"><text:span text:style-name="T21">17.</text:span>What is the difference between application server and web server?</text:p>
          <text:p text:style-name="P26"><text:span text:style-name="T21">18.</text:span>Explain HttpServlet and its method?</text:p>
          <text:p text:style-name="P27"><text:span text:style-name="T21">19.</text:span>Write the difference between Servlet and JSP?</text:p>
          <text:p text:style-name="P27"><text:span text:style-name="T16">20.</text:span><text:span text:style-name="T15">What is Servlet chaining?</text:span></text:p>
        </text:list-header>
      </text:list>
      <text:list xml:id="list4869995732460435986" text:style-name="L8">
        <text:list-header>
          <text:p text:style-name="P30"/>
          <text:p text:style-name="P30"/>
          <text:p text:style-name="P2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2" svg:font-family="'DejaVu Sans'" style:font-family-generic="modern"/>
    <style:font-face style:name="DejaVu Sans Mono" svg:font-family="'DejaVu Sans Mono'" style:font-family-generic="modern"/>
    <style:font-face style:name="DejaVu Sans" svg:font-family="'DejaVu Sans'" style:font-family-generic="swiss"/>
    <style:font-face style:name="AR PL KaitiM GB1" svg:font-family="'AR PL KaitiM GB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2" style:font-family-asian="'DejaVu Sans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ejaVu Sans2" style:font-family-asian="'DejaVu Sans'" style:font-family-generic-asian="modern" style:font-name-complex="DejaVu Sans Mono" style:font-family-complex="'DejaVu Sans Mono'" style:font-family-generic-complex="modern"/>
    </style:style>
    <style:style style:name="ListLabel_20_1" style:display-name="ListLabel 1" style:family="text">
      <style:text-properties fo:color="#000000" fo:font-size="8pt" style:font-size-asian="8pt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style:font-name="DejaVu Sans" style:font-name-asian="DejaVu Sans1" style:font-name-complex="DejaVu Sans"/>
    </style:style>
    <style:style style:name="MT2" style:family="text">
      <style:text-properties style:font-name-asian="DejaVu Sans1" style:font-name-complex="DejaVu Sans1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0.827cm" fo:margin-right="2cm" fo:border="0.06pt solid #000000" fo:padding="0.3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86cm" fo:margin-bottom="2.946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12.093cm" svg:y="-0.025cm" svg:width="4.856cm" svg:height="0.744cm" draw:z-index="3"><draw:image xlink:href="Pictures/1000000000000EA3000002421AE78427.jpg" xlink:type="simple" xlink:show="embed" xlink:actuate="onLoad"/></draw:frame></text:p>
      </style:header>
      <style:footer>
        <text:p text:style-name="MP1"><text:span text:style-name="MT1">Page <text:s/></text:span><text:span text:style-name="MT2"><text:page-number text:select-page="current">2</text:page-number></text:span><text:span text:style-name="MT1"> / </text:span><text:span text:style-name="MT2"><text:page-count style:num-format="1">3</text:page-count></text:span><text:span text:style-name="MT1"> <text:s text:c="40"/></text:span>Emertxe Information Technologies Pvt Ltd <text:s/><text:span text:style-name="MT1">©</text:span> 2012-2014 <text:s text:c="60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7T12:54:30</meta:creation-date>
    <dc:date>2014-06-06T15:26:17.142747997</dc:date>
    <meta:editing-cycles>35</meta:editing-cycles>
    <meta:editing-duration>PT3H9M38S</meta:editing-duration>
    <meta:generator>LibreOffice/4.2.3.3$Linux_x86 LibreOffice_project/420m0$Build-3</meta:generator>
    <meta:document-statistic meta:table-count="2" meta:image-count="1" meta:object-count="0" meta:page-count="3" meta:paragraph-count="106" meta:word-count="541" meta:character-count="3458" meta:non-whitespace-character-count="2817"/>
    <meta:user-defined meta:name="Info 1"/>
    <meta:user-defined meta:name="Info 2"/>
    <meta:user-defined meta:name="Info 3"/>
    <meta:user-defined meta:name="Info 4"/>
  </office:meta>
</office:document-meta>
</file>